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B000000F9102AAC4C6E4E11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-Normal" svg:font-family="Helvetica-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2.519cm" fo:min-width="2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2.28cm"/>
    </style:style>
    <style:style style:name="gr4" style:family="graphic" style:parent-style-name="standard">
      <style:graphic-properties draw:stroke="solid" draw:stroke-dash="Fine_20_Dashed" svg:stroke-width="0.106cm" svg:stroke-color="#9d85be" draw:marker-start-width="0.359cm" draw:marker-end-width="0.359cm" draw:fill="none" draw:textarea-horizontal-align="justify" draw:textarea-vertical-align="middle" draw:auto-grow-height="false" fo:min-height="2.671cm" fo:min-width="2.421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vertical-align="bottom" fo:min-height="0.649cm"/>
    </style:style>
    <style:style style:name="gr6" style:family="graphic" style:parent-style-name="standard">
      <style:graphic-properties draw:stroke="solid" draw:stroke-dash="Fine_20_Dashed" svg:stroke-width="0.106cm" svg:stroke-color="#9d85be" draw:marker-start-width="0.359cm" draw:marker-end-width="0.359cm" draw:fill="none" draw:textarea-horizontal-align="justify" draw:textarea-vertical-align="middle" draw:auto-grow-height="false" fo:min-height="2.565cm" fo:min-width="2.315cm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fo:min-height="1.297cm"/>
    </style:style>
    <style:style style:name="gr8" style:family="graphic" style:parent-style-name="standard">
      <style:graphic-properties draw:stroke="solid" draw:stroke-dash="Fine_20_Dashed" svg:stroke-width="0.106cm" draw:marker-start-width="0.359cm" draw:marker-end-width="0.359cm" draw:fill="none" draw:textarea-horizontal-align="justify" draw:textarea-vertical-align="middle" draw:auto-grow-height="false" fo:min-height="2.565cm" fo:min-width="2.315cm" fo:padding-top="0.178cm" fo:padding-bottom="0.178cm" fo:padding-left="0.303cm" fo:padding-right="0.303cm"/>
    </style:style>
    <style:style style:name="gr9" style:family="graphic" style:parent-style-name="objectwithoutfill">
      <style:graphic-properties draw:stroke="solid" svg:stroke-width="0.106cm" svg:stroke-color="#000000" draw:marker-start-width="0.358cm" draw:marker-end="Arrow" draw:marker-end-width="0.356cm" draw:fill="none" draw:textarea-vertical-align="middle" fo:padding-top="0.177cm" fo:padding-bottom="0.177cm" fo:padding-left="0.302cm" fo:padding-right="0.302cm"/>
    </style:style>
    <style:style style:name="gr10" style:family="graphic" style:parent-style-name="objectwithoutfill">
      <style:graphic-properties draw:stroke="solid" svg:stroke-width="0.106cm" svg:stroke-color="#000000" draw:marker-start-width="0.358cm" draw:marker-end="" draw:marker-end-width="0.356cm" draw:fill="none" draw:textarea-vertical-align="middle" fo:padding-top="0.177cm" fo:padding-bottom="0.177cm" fo:padding-left="0.302cm" fo:padding-right="0.302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1.274cm" fo:min-width="1.024cm"/>
    </style:style>
    <style:style style:name="gr1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fo:min-height="1.729cm"/>
    </style:style>
    <style:style style:name="gr15" style:family="graphic" style:parent-style-name="objectwithoutfill">
      <style:graphic-properties svg:stroke-width="0.106cm" svg:stroke-color="#9d85b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svg:stroke-width="0.106cm" svg:stroke-color="#3465a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3cm" fo:min-width="3.2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3cm" fo:min-width="3.4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51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49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4cm"/>
    </style:style>
    <style:style style:name="gr22" style:family="graphic" style:parent-style-name="standard">
      <style:graphic-properties draw:stroke="dash" draw:stroke-dash="Fine_20_Dashed" svg:stroke-width="0.035cm" svg:stroke-color="#cccccc" draw:marker-start-width="0.252cm" draw:marker-end-width="0.252cm" draw:fill="none" draw:textarea-horizontal-align="justify" draw:textarea-vertical-align="middle" draw:auto-grow-height="false" fo:min-height="1.782cm" fo:min-width="1.532cm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Fine_20_Dashed" svg:stroke-width="0.028cm" svg:stroke-color="#b2b2b2" draw:marker-start-width="0.242cm" draw:marker-end-width="0.242cm" draw:fill="none" draw:textarea-horizontal-align="justify" draw:textarea-vertical-align="middle" draw:auto-grow-height="false" fo:min-height="1.274cm" fo:min-width="1.024cm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Helvetica-Normal" fo:font-size="16pt" style:font-size-asian="16pt" style:font-size-complex="16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style:font-name="Helvetica-Normal" fo:font-size="12pt" style:font-size-asian="12pt" style:font-size-complex="12pt"/>
    </style:style>
    <style:style style:name="T1" style:family="text">
      <style:text-properties style:font-name="Helvetica-Normal" fo:font-size="16pt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Helvetica-Norm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2.015cm" svg:height="2.027cm" draw:transform="skewX (0.0108210413623649) rotate (-2.61240882438511) translate (19.619cm 8.064cm)">
              <draw:image xlink:href="Pictures/10000201000000FB000000F9102AAC4C6E4E112C.png" xlink:type="simple" xlink:show="embed" xlink:actuate="onLoad">
                <text:p/>
              </draw:image>
            </draw:frame>
          </draw:g>
          <draw:path draw:style-name="gr2" draw:text-style-name="P2" draw:layer="layout" svg:width="2.732cm" svg:height="2.768cm" svg:x="16.881cm" svg:y="6.308cm" svg:viewBox="0 0 2733 2769" svg:d="M668 2093h1003v-1016h-1003zM0 2769v-2769h2733v2769z">
            <text:p/>
          </draw:path>
        </draw:g>
        <draw:frame draw:style-name="gr3" draw:text-style-name="P4" draw:layer="layout" svg:width="2.78cm" svg:height="1.979cm" svg:x="0.887cm" svg:y="0.626cm">
          <draw:text-box>
            <text:p text:style-name="P3"><text:span text:style-name="T1">Input</text:span></text:p>
            <text:p text:style-name="P3"><text:span text:style-name="T1">Training</text:span></text:p>
            <text:p text:style-name="P3"><text:span text:style-name="T1">Image</text:span></text:p>
          </draw:text-box>
        </draw:frame>
        <draw:custom-shape draw:style-name="gr4" draw:text-style-name="P1" draw:layer="layout" svg:width="2.921cm" svg:height="2.921cm" svg:x="4.455cm" svg:y="2.451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921cm" svg:height="0.899cm" svg:x="4.429cm" svg:y="1.166cm">
          <draw:text-box>
            <text:p text:style-name="P3"><text:span text:style-name="T1">Rotation</text:span></text:p>
          </draw:text-box>
        </draw:frame>
        <draw:custom-shape draw:style-name="gr6" draw:text-style-name="P1" draw:layer="layout" svg:width="2.921cm" svg:height="2.921cm" svg:x="8.774cm" svg:y="2.451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429cm" svg:height="1.547cm" svg:x="8.52cm" svg:y="0.842cm">
          <draw:text-box>
            <text:p text:style-name="P3"><text:span text:style-name="T1">Flip</text:span></text:p>
            <text:p text:style-name="P3"><text:span text:style-name="T1">Horizontal</text:span></text:p>
          </draw:text-box>
        </draw:frame>
        <draw:custom-shape draw:style-name="gr6" draw:text-style-name="P1" draw:layer="layout" svg:width="2.921cm" svg:height="2.921cm" svg:x="4.483cm" svg:y="6.458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845cm" svg:height="1.547cm" svg:x="4.529cm" svg:y="9.598cm">
          <draw:text-box>
            <text:p text:style-name="P3"><text:span text:style-name="T1">Flip</text:span></text:p>
            <text:p text:style-name="P3"><text:span text:style-name="T1">Vertical</text:span></text:p>
          </draw:text-box>
        </draw:frame>
        <draw:custom-shape draw:style-name="gr8" draw:text-style-name="P1" draw:layer="layout" svg:width="2.921cm" svg:height="2.921cm" svg:x="8.694cm" svg:y="6.458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881cm" svg:height="1.547cm" svg:x="8.73cm" svg:y="9.598cm">
          <draw:text-box>
            <text:p text:style-name="P3"><text:span text:style-name="T1">60x60</text:span></text:p>
            <text:p text:style-name="P3"><text:span text:style-name="T1">Crop</text:span></text:p>
          </draw:text-box>
        </draw:frame>
        <draw:g>
          <draw:g>
            <draw:frame draw:style-name="gr1" draw:text-style-name="P1" draw:layer="layout" svg:width="2.015cm" svg:height="2.027cm" draw:transform="skewX (0.0108210413623649) rotate (-2.61240882438511) translate (15.885cm 8.324cm)">
              <draw:image xlink:href="Pictures/10000201000000FB000000F9102AAC4C6E4E112C.png" xlink:type="simple" xlink:show="embed" xlink:actuate="onLoad">
                <text:p/>
              </draw:image>
            </draw:frame>
          </draw:g>
          <draw:path draw:style-name="gr2" draw:text-style-name="P2" draw:layer="layout" svg:width="2.732cm" svg:height="2.768cm" svg:x="13.147cm" svg:y="6.568cm" svg:viewBox="0 0 2733 2769" svg:d="M668 2093h1003v-1016h-1003zM0 2769v-2769h2733v2769z">
            <text:p/>
          </draw:path>
        </draw:g>
        <draw:custom-shape draw:style-name="gr6" draw:text-style-name="P1" draw:layer="layout" svg:width="2.921cm" svg:height="2.921cm" svg:x="13.072cm" svg:y="6.46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875cm" svg:height="1.547cm" svg:x="13.135cm" svg:y="9.598cm">
          <draw:text-box>
            <text:p text:style-name="P3"><text:span text:style-name="T1">40x40</text:span></text:p>
            <text:p text:style-name="P3"><text:span text:style-name="T1">Crop</text:span></text:p>
          </draw:text-box>
        </draw:frame>
        <draw:line draw:style-name="gr9" draw:text-style-name="P1" draw:layer="layout" svg:x1="3.186cm" svg:y1="3.902cm" svg:x2="4.456cm" svg:y2="3.902cm">
          <text:p/>
        </draw:line>
        <draw:line draw:style-name="gr9" draw:text-style-name="P1" draw:layer="layout" svg:x1="7.46cm" svg:y1="3.902cm" svg:x2="8.73cm" svg:y2="3.902cm">
          <text:p/>
        </draw:line>
        <draw:line draw:style-name="gr10" draw:text-style-name="P1" draw:layer="layout" svg:x1="11.734cm" svg:y1="3.902cm" svg:x2="12.648cm" svg:y2="3.902cm">
          <text:p/>
        </draw:line>
        <draw:line draw:style-name="gr9" draw:text-style-name="P1" draw:layer="layout" svg:x1="7.416cm" svg:y1="7.909cm" svg:x2="8.686cm" svg:y2="7.909cm">
          <text:p/>
        </draw:line>
        <draw:line draw:style-name="gr9" draw:text-style-name="P1" draw:layer="layout" svg:x1="11.69cm" svg:y1="7.909cm" svg:x2="12.96cm" svg:y2="7.909cm">
          <text:p/>
        </draw:line>
        <draw:frame draw:style-name="gr1" draw:text-style-name="P1" draw:layer="layout" svg:width="2.034cm" svg:height="2.034cm" svg:x="1.16cm" svg:y="2.885cm">
          <draw:image xlink:href="Pictures/10000201000000FB000000F9102AAC4C6E4E112C.png" xlink:type="simple" xlink:show="embed" xlink:actuate="onLoad">
            <text:p/>
          </draw:image>
        </draw:frame>
        <draw:frame draw:style-name="gr1" draw:text-style-name="P1" draw:layer="layout" svg:width="2.034cm" svg:height="2.034cm" draw:transform="rotate (0.523598775598299) translate (4.526cm 3.539cm)">
          <draw:image xlink:href="Pictures/10000201000000FB000000F9102AAC4C6E4E112C.png" xlink:type="simple" xlink:show="embed" xlink:actuate="onLoad">
            <text:p/>
          </draw:image>
        </draw:frame>
        <draw:frame draw:style-name="gr11" draw:text-style-name="P1" draw:layer="layout" svg:width="2.034cm" svg:height="2.034cm" draw:transform="rotate (-0.523773308523498) translate (9.862cm 2.52cm)">
          <draw:image xlink:href="Pictures/10000201000000FB000000F9102AAC4C6E4E112C.png" xlink:type="simple" xlink:show="embed" xlink:actuate="onLoad">
            <text:p/>
          </draw:image>
        </draw:frame>
        <draw:frame draw:style-name="gr1" draw:text-style-name="P1" draw:layer="layout" svg:width="2.034cm" svg:height="2.034cm" draw:transform="rotate (-2.6178193450663) translate (7.332cm 8.289cm)">
          <draw:image xlink:href="Pictures/10000201000000FB000000F9102AAC4C6E4E112C.png" xlink:type="simple" xlink:show="embed" xlink:actuate="onLoad">
            <text:p/>
          </draw:image>
        </draw:frame>
        <draw:g>
          <draw:custom-shape draw:style-name="gr12" draw:text-style-name="P5" draw:layer="layout" svg:width="1.524cm" svg:height="1.524cm" svg:x="9.392cm" svg:y="7.156cm">
            <text:p/>
            <draw:enhanced-geometry svg:viewBox="0 0 21600 21600" draw:type="rectangle" draw:enhanced-path="M 0 0 L 21600 0 21600 21600 0 21600 0 0 Z N"/>
          </draw:custom-shape>
          <draw:g>
            <draw:frame draw:style-name="gr1" draw:text-style-name="P1" draw:layer="layout" svg:width="2.034cm" svg:height="2.034cm" draw:transform="rotate (-2.6178193450663) translate (11.544cm 8.29cm)">
              <draw:image xlink:href="Pictures/10000201000000FB000000F9102AAC4C6E4E112C.png" xlink:type="simple" xlink:show="embed" xlink:actuate="onLoad">
                <text:p/>
              </draw:image>
            </draw:frame>
            <draw:path draw:style-name="gr2" draw:text-style-name="P2" draw:layer="layout" svg:width="2.768cm" svg:height="2.768cm" svg:x="8.77cm" svg:y="6.534cm" svg:viewBox="0 0 2769 2769" svg:d="M623 2147h1524v-1524h-1524zM0 2769v-2769h2769v2769z">
              <text:p/>
            </draw:path>
          </draw:g>
        </draw:g>
        <draw:line draw:style-name="gr9" draw:text-style-name="P1" draw:layer="layout" svg:x1="3.09cm" svg:y1="7.909cm" svg:x2="4.36cm" svg:y2="7.909cm">
          <text:p/>
        </draw:line>
        <draw:line draw:style-name="gr13" draw:text-style-name="P1" draw:layer="layout" svg:x1="3.107cm" svg:y1="7.966cm" svg:x2="3.107cm" svg:y2="5.934cm">
          <text:p/>
        </draw:line>
        <draw:line draw:style-name="gr13" draw:text-style-name="P1" draw:layer="layout" svg:x1="3.056cm" svg:y1="5.934cm" svg:x2="12.708cm" svg:y2="5.934cm">
          <text:p/>
        </draw:line>
        <draw:line draw:style-name="gr13" draw:text-style-name="P1" draw:layer="layout" svg:x1="12.681cm" svg:y1="3.851cm" svg:x2="12.681cm" svg:y2="5.985cm">
          <text:p/>
        </draw:line>
        <draw:line draw:style-name="gr9" draw:text-style-name="P1" draw:layer="layout" svg:x1="16.064cm" svg:y1="7.909cm" svg:x2="17.334cm" svg:y2="7.909cm">
          <text:p/>
        </draw:line>
        <draw:frame draw:style-name="gr14" draw:text-style-name="P4" draw:layer="layout" svg:width="3.913cm" svg:height="1.979cm" svg:x="16.137cm" svg:y="9.482cm">
          <draw:text-box>
            <text:p text:style-name="P3"><text:span text:style-name="T1">Augmented</text:span></text:p>
            <text:p text:style-name="P3"><text:span text:style-name="T1">Training Image</text:span></text:p>
          </draw:text-box>
        </draw:frame>
        <draw:g>
          <draw:line draw:style-name="gr15" draw:text-style-name="P1" draw:layer="layout" svg:x1="15.034cm" svg:y1="1.531cm" svg:x2="15.761cm" svg:y2="1.531cm">
            <text:p/>
          </draw:line>
          <draw:line draw:style-name="gr16" draw:text-style-name="P1" draw:layer="layout" svg:x1="15.034cm" svg:y1="2.366cm" svg:x2="15.761cm" svg:y2="2.366cm">
            <text:p/>
          </draw:line>
          <draw:frame draw:style-name="gr17" draw:text-style-name="P6" draw:layer="layout" svg:width="3.737cm" svg:height="0.893cm" svg:x="15.884cm" svg:y="1.085cm">
            <draw:text-box>
              <text:p><text:span text:style-name="T2">Probabilistic</text:span></text:p>
            </draw:text-box>
          </draw:frame>
          <draw:frame draw:style-name="gr18" draw:text-style-name="P6" draw:layer="layout" svg:width="3.975cm" svg:height="0.893cm" svg:x="15.885cm" svg:y="1.919cm">
            <draw:text-box>
              <text:p><text:span text:style-name="T2">Deterministic</text:span></text:p>
            </draw:text-box>
          </draw:frame>
        </draw:g>
        <draw:frame draw:style-name="gr19" draw:text-style-name="P7" draw:layer="layout" svg:width="1.018cm" svg:height="0.679cm" svg:x="7.221cm" svg:y="4.866cm">
          <draw:text-box>
            <text:p><text:span text:style-name="T3">(b)</text:span></text:p>
          </draw:text-box>
        </draw:frame>
        <draw:frame draw:style-name="gr20" draw:text-style-name="P7" draw:layer="layout" svg:width="0.993cm" svg:height="0.679cm" svg:x="11.521cm" svg:y="4.867cm">
          <draw:text-box>
            <text:p><text:span text:style-name="T3">(c)</text:span></text:p>
          </draw:text-box>
        </draw:frame>
        <draw:frame draw:style-name="gr19" draw:text-style-name="P7" draw:layer="layout" svg:width="1.018cm" svg:height="0.679cm" svg:x="7.248cm" svg:y="8.867cm">
          <draw:text-box>
            <text:p><text:span text:style-name="T3">(d)</text:span></text:p>
          </draw:text-box>
        </draw:frame>
        <draw:frame draw:style-name="gr19" draw:text-style-name="P7" draw:layer="layout" svg:width="1.018cm" svg:height="0.679cm" svg:x="11.449cm" svg:y="8.868cm">
          <draw:text-box>
            <text:p><text:span text:style-name="T3">(e)</text:span></text:p>
          </draw:text-box>
        </draw:frame>
        <draw:frame draw:style-name="gr21" draw:text-style-name="P7" draw:layer="layout" svg:width="0.9cm" svg:height="0.679cm" svg:x="15.849cm" svg:y="8.869cm">
          <draw:text-box>
            <text:p><text:span text:style-name="T3">(f)</text:span></text:p>
          </draw:text-box>
        </draw:frame>
        <draw:frame draw:style-name="gr19" draw:text-style-name="P7" draw:layer="layout" svg:width="1.018cm" svg:height="0.679cm" svg:x="3.021cm" svg:y="4.867cm">
          <draw:text-box>
            <text:p><text:span text:style-name="T3">(a)</text:span></text:p>
          </draw:text-box>
        </draw:frame>
        <draw:frame draw:style-name="gr19" draw:text-style-name="P7" draw:layer="layout" svg:width="1.018cm" svg:height="0.679cm" svg:x="18.749cm" svg:y="8.87cm">
          <draw:text-box>
            <text:p><text:span text:style-name="T3">(g)</text:span></text:p>
          </draw:text-box>
        </draw:frame>
        <draw:custom-shape draw:style-name="gr22" draw:text-style-name="P1" draw:layer="layout" svg:width="2.032cm" svg:height="2.032cm" draw:transform="rotate (-2.61799387799149) translate (11.523cm 8.272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524cm" svg:height="1.524cm" svg:x="13.77cm" svg:y="7.16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-Normal" svg:font-family="Helvetica-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828cm" fo:page-height="11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7T21:00:25.532937077</meta:creation-date>
    <dc:date>2019-05-28T11:00:53.426065131</dc:date>
    <meta:editing-duration>PT1H57S</meta:editing-duration>
    <meta:editing-cycles>15</meta:editing-cycles>
    <meta:generator>LibreOffice/6.0.7.3$Linux_X86_64 LibreOffice_project/00m0$Build-3</meta:generator>
    <meta:document-statistic meta:object-count="53"/>
  </office:meta>
</office:document-meta>
</file>